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ProxyTransformer.getLinkR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ProxyTransformer.setup( SourceResolver _resolver , Map _objectModel , String _source , Parameters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